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rsid="0006d11f" officeooo:paragraph-rsid="0006d11f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rsid="0006d11f" officeooo:paragraph-rsid="0006d11f"/>
    </style:style>
    <style:style style:name="P4" style:family="paragraph" style:parent-style-name="Standard">
      <style:paragraph-properties fo:text-align="start" style:justify-single-word="false"/>
      <style:text-properties style:font-name="Times New Roman" officeooo:rsid="0006d11f" officeooo:paragraph-rsid="0006d11f"/>
    </style:style>
    <style:style style:name="P5" style:family="paragraph" style:parent-style-name="Standard">
      <style:text-properties officeooo:paragraph-rsid="0006d11f"/>
    </style:style>
    <style:style style:name="P6" style:family="paragraph" style:parent-style-name="Standard">
      <style:text-properties officeooo:rsid="000c3d09" officeooo:paragraph-rsid="000c3d09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06d11f"/>
    </style:style>
    <style:style style:name="T3" style:family="text">
      <style:text-properties style:font-name="Times New Roman" officeooo:rsid="0008744a"/>
    </style:style>
    <style:style style:name="T4" style:family="text">
      <style:text-properties style:font-name="Times New Roman" officeooo:rsid="000a4b42"/>
    </style:style>
    <style:style style:name="T5" style:family="text">
      <style:text-properties style:font-name="Times New Roman" officeooo:rsid="000b387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TIVITI DATA SCIENTIST ASSESSMENT TEST</text:p>
      <text:p text:style-name="P2">Blake Hamm</text:p>
      <text:p text:style-name="P2">2021-08-16</text:p>
      <text:p text:style-name="P2"/>
      <text:p text:style-name="P3">Assessment Write Up</text:p>
      <text:p text:style-name="P3"/>
      <text:p text:style-name="P4"/>
      <text:p text:style-name="P5"><text:span text:style-name="T2"><text:tab/>For this assessment, I wanted to explore the data before fitting a model. This helps me understand the distribution of the two variables as well as checking for </text:span><text:span text:style-name="T3">correlation</text:span><text:span text:style-name="T2">. With only one independent and dependent variable and only </text:span><text:span text:style-name="T3">5</text:span><text:span text:style-name="T2">00 observations, I was limited on how much I could explore.</text:span></text:p>
      <text:p text:style-name="P5"><text:span text:style-name="T2"/></text:p>
      <text:p text:style-name="P5"><text:span text:style-name="T2"><text:tab/>First, I checked descriptive statistics and visualized the individual fields. This involved verifying the shape (500, 2), describing the data and plotting a boxplot and histogram. I found the independent variable (X) had a very uniform distribution with a subtle skew to the right; I did not find any outliers. The dependent variable (y) had some sort of log normal, geometric or exponential distribution; there were outliers on the higher end (&gt; ~20 units). With this information in mind, I considered removing outliers before fitting a model.</text:span></text:p>
      <text:p text:style-name="P5"><text:span text:style-name="T2"><text:tab/></text:span></text:p>
      <text:p text:style-name="P5"><text:span text:style-name="T2"><text:tab/>In addition to checking the individual fields, I wanted to check some correlation plots for further </text:span><text:span text:style-name="T4">exploratory </text:span><text:span text:style-name="T5">data </text:span><text:span text:style-name="T4">analysis</text:span><text:span text:style-name="T2">. I plotted a scatter plot, 2d histogram and built a correlation matrix. I noticed a strong correlation at smaller values of X. As X increased, the covariance increased. I also found what appeared to be a positive trend with a correlation coefficient of 73%. </text:span><text:span text:style-name="T3">Because of the increase in covariance over X and a correlation of 73%, this was not the strongest dataset, but could give some directional information as there is a clear, positive trend.</text:span></text:p>
      <text:p text:style-name="P5"><text:span text:style-name="T2"/></text:p>
      <text:p text:style-name="P5"><text:span text:style-name="T2"><text:tab/>Next, I built a function in Python to fit a linear model, describe and visualize the results; this way, I could easily test a model with and without outliers. </text:span><text:span text:style-name="T3">I found the R-squared did not improve when outliers were removed; I decided to leave the outliers in my final results. Finally, I used sklearn for cross validation to obtain an accuracy score; I chose a test size of 25%. I found the model accuracy was ~53% with the training data and ~49% with the test data. Depending on our KPI and accuracy goals, this may not be a very strong model and I suggest we need more data or a more robust model for a better fit.</text:span></text:p>
      <text:p text:style-name="P5"><text:span text:style-name="T3"/></text:p>
      <text:p text:style-name="P5"><text:span text:style-name="T3"><text:tab/>My final results </text:span><text:span text:style-name="T4">indicate a slope of 3.16 and an intercept of -2.33. Both the constant and independent variable were statistically significant with P-value close to zero. </text:span><text:span text:style-name="T5">Also, t</text:span><text:span text:style-name="T4">he R-squared was .523 </text:span><text:span text:style-name="T5">indicating that only 52% of the data fit the regression</text:span><text:span text:style-name="T4">. Further results can be found in my Jupyter Notebook available here: </text:span><text:a xlink:type="simple" xlink:href="https://github.com/blake-hamm/cotiviti_test/blob/main/Cotiviti_Assesment.ipynb" text:style-name="Internet_20_link" text:visited-style-name="Visited_20_Internet_20_Link"><text:span text:style-name="T4">https://github.com/blake-hamm/cotiviti_test/blob/main/Cotiviti_Assesment.ipynb</text:span></text:a><text:span text:style-name="T4"> .</text:span></text:p>
      <text:p text:style-name="P5"><text:span text:style-name="T4"/></text:p>
      <text:p text:style-name="P5"><text:span text:style-name="T4"/></text:p>
      <text:p text:style-name="P5"><text:span text:style-name="T4"/></text:p>
      <text:p text:style-name="P6"><text:span text:style-name="T4">I </text:span><text:span text:style-name="T1">used the following Python packages for this assessment:</text:span></text:p>
      <text:p text:style-name="P6"><text:span text:style-name="T1">numpy, pandas, seaborn, matplotlib, statsmodels, sklearn, scip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6T05:56:56.120795308</meta:creation-date>
    <dc:date>2021-08-16T06:32:10.670914243</dc:date>
    <meta:editing-duration>PT11M4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430" meta:character-count="2633" meta:non-whitespace-character-count="2208"/>
  </office:meta>
</office:document-meta>
</file>